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01_20-55-46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02_01-55-05_000.jpg</text:p>
          </table:table-cell>
          <table:table-cell table:style-name="ce19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02_09-17-00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02_09-17-09_000.jpg</text:p>
          </table:table-cell>
          <table:table-cell table:style-name="ce19" office:value-type="string">
            <text:p>:m :th / topic=~ / content=『小学』。このまま受け取るわけには行かない。「新儒教」。かといって、全てを捨てるのも、適切に非ず。 / lang=ja </text:p>
          </table:table-cell>
          <table:table-cell table:style-name="ce21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:m :th / topic=~ / content=『小学』。このまま受け取るわけには行かない。「新儒教」。かといって、全てを捨てるのも、適切に非ず。 / lang=ja ">
            <text:p>:m :th / topic=~ / content=『小学』。このまま受け取るわけには行かない。「新儒教」。かといって、全てを捨てるのも、適切に非ず。 / lang=ja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02_09-17-18_000.jpg</text:p>
          </table:table-cell>
          <table:table-cell table:style-name="ce19" office:value-type="string">
            <text:p>:m :th / topic=孔子がいうところの、「祀る」（例：八佾） / content=神がここにいる、と思うと、胸が温かくなる。神は、そういう存在。の筈だ。②孔子の時代の人達にとっての、「祀る」。今の人たちの胸への響き方とは、違っていただろう。 / lang=ja</text:p>
          </table:table-cell>
          <table:table-cell table:style-name="ce21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:th / topic=孔子がいうところの、「祀る」（例：八佾） / content=神がここにいる、と思うと、胸が温かくなる。神は、そういう存在。の筈だ。②孔子の時代の人達にとっての、「祀る」。今の人たちの胸への響き方とは、違っていただろう。 / lang=ja">
            <text:p>:m :th / topic=孔子がいうところの、「祀る」（例：八佾） / content=神がここにいる、と思うと、胸が温かくなる。神は、そういう存在。の筈だ。②孔子の時代の人達にとっての、「祀る」。今の人たちの胸への響き方とは、違っていただろう。 / lang=ja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02_13-04-32_000.jpg</text:p>
          </table:table-cell>
          <table:table-cell table:style-name="ce19" office:value-type="string">
            <text:p>:m RES 1*1 / free# JVEMV6 68#_172:1 / 68. theoretical-physics(tp) / w=~,topics=量子力学：ユニタリ変換(eman),other=~,s=~,i=~,doc=r-9-2~2.3#7</text:p>
          </table:table-cell>
          <table:table-cell table:style-name="ce12"/>
          <table:table-cell table:style-name="ce5" table:formula="of:=[.F7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1" table:formula="of:=IF([.E7]=&quot;&quot;;[.C7];CONCATENATE([.C7];&quot; / &quot;;[.E7]))" office:value-type="string" office:string-value=":m RES 1*1 / free# JVEMV6 68#_172:1 / 68. theoretical-physics(tp) / w=~,topics=量子力学：ユニタリ変換(eman),other=~,s=~,i=~,doc=r-9-2~2.3#7 / N-35-43-16.742248 E-139-47-26.228027">
            <text:p>:m RES 1*1 / free# JVEMV6 68#_172:1 / 68. theoretical-physics(tp) / w=~,topics=量子力学：ユニタリ変換(eman),other=~,s=~,i=~,doc=r-9-2~2.3#7 / N-35-43-16.742248 E-139-47-26.228027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02_13-06-53_000.jpg</text:p>
          </table:table-cell>
          <table:table-cell table:style-name="ce19" office:value-type="string">
            <text:p>:m RES 1*1 / free# JVEMV6 68#_id=XDRH / 68. theoretical-physics(tp) / w=~,topics=(x^t*e^(-x))の微分,other=~,s=~,i=~,doc=~</text:p>
          </table:table-cell>
          <table:table-cell table:style-name="ce19"/>
          <table:table-cell table:style-name="ce5" table:formula="of:=[.F8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1" table:formula="of:=IF([.E8]=&quot;&quot;;[.C8];CONCATENATE([.C8];&quot; / &quot;;[.E8]))" office:value-type="string" office:string-value=":m RES 1*1 / free# JVEMV6 68#_id=XDRH / 68. theoretical-physics(tp) / w=~,topics=(x^t*e^(-x))の微分,other=~,s=~,i=~,doc=~ / N-35-43-16.742248 E-139-47-26.228027">
            <text:p>:m RES 1*1 / free# JVEMV6 68#_id=XDRH / 68. theoretical-physics(tp) / w=~,topics=(x^t*e^(-x))の微分,other=~,s=~,i=~,doc=~ / N-35-43-16.742248 E-139-47-26.228027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02_13-07-35_000.jpg</text:p>
          </table:table-cell>
          <table:table-cell table:style-name="ce19" office:value-type="string">
            <text:p>:m RES 1*1 / free# JVEMV6 68#_id=A71Q / 68. theoretical-physics(tp) / w=~,topics=(l-|m|)!:どんな数か？,other=~,s=~,i=~,doc=~</text:p>
          </table:table-cell>
          <table:table-cell table:style-name="ce21"/>
          <table:table-cell table:style-name="ce5" table:formula="of:=[.F9]" office:value-type="string" office:string-value="N-35-43-16.646118 E-139-47-26.447753">
            <text:p>N-35-43-16.646118 E-139-47-26.447753</text:p>
          </table:table-cell>
          <table:table-cell table:style-name="ce5" office:value-type="string">
            <text:p>N-35-43-16.646118 E-139-47-26.447753</text:p>
          </table:table-cell>
          <table:table-cell table:style-name="ce41" table:formula="of:=IF([.E9]=&quot;&quot;;[.C9];CONCATENATE([.C9];&quot; / &quot;;[.E9]))" office:value-type="string" office:string-value=":m RES 1*1 / free# JVEMV6 68#_id=A71Q / 68. theoretical-physics(tp) / w=~,topics=(l-|m|)!:どんな数か？,other=~,s=~,i=~,doc=~ / N-35-43-16.646118 E-139-47-26.447753">
            <text:p>:m RES 1*1 / free# JVEMV6 68#_id=A71Q / 68. theoretical-physics(tp) / w=~,topics=(l-|m|)!:どんな数か？,other=~,s=~,i=~,doc=~ / N-35-43-16.646118 E-139-47-26.447753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02_13-08-14_000.jpg</text:p>
          </table:table-cell>
          <table:table-cell table:style-name="ce19" office:value-type="string">
            <text:p>:m #*# RES / JVEMV6 64#126_mooshi / 『孟子』 著者=~,校注=~ / p.335 / w=~舜；禹；湯,topic=~,other=地図</text:p>
          </table:table-cell>
          <table:table-cell table:style-name="ce19"/>
          <table:table-cell table:style-name="ce5" table:formula="of:=[.F10]" office:value-type="string" office:string-value="N-35-43-17.044372 E-139-47-27.491455">
            <text:p>N-35-43-17.044372 E-139-47-27.491455</text:p>
          </table:table-cell>
          <table:table-cell table:style-name="ce5" office:value-type="string">
            <text:p>N-35-43-17.044372 E-139-47-27.491455</text:p>
          </table:table-cell>
          <table:table-cell table:style-name="ce41" table:formula="of:=IF([.E10]=&quot;&quot;;[.C10];CONCATENATE([.C10];&quot; / &quot;;[.E10]))" office:value-type="string" office:string-value=":m #*# RES / JVEMV6 64#126_mooshi / 『孟子』 著者=~,校注=~ / p.335 / w=~舜；禹；湯,topic=~,other=地図 / N-35-43-17.044372 E-139-47-27.491455">
            <text:p>:m #*# RES / JVEMV6 64#126_mooshi / 『孟子』 著者=~,校注=~ / p.335 / w=~舜；禹；湯,topic=~,other=地図 / N-35-43-17.044372 E-139-47-27.491455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02_13-09-14_000.jpg</text:p>
          </table:table-cell>
          <table:table-cell table:style-name="ce19" office:value-type="string">
            <text:p>:m :? #*# / topic=~ / content=((ax+b)^n)の、n回微分。どんなグラフ？；n回微分==&gt;どんな意味？ / status=~ / other=~,id=~</text:p>
          </table:table-cell>
          <table:table-cell table:style-name="ce19"/>
          <table:table-cell table:style-name="ce5" table:formula="of:=[.F11]" office:value-type="string" office:string-value="N-35-35-28.573608 E-139-34-49.324951">
            <text:p>N-35-35-28.573608 E-139-34-49.324951</text:p>
          </table:table-cell>
          <table:table-cell table:style-name="ce5" office:value-type="string">
            <text:p>N-35-35-28.573608 E-139-34-49.324951</text:p>
          </table:table-cell>
          <table:table-cell table:style-name="ce41" table:formula="of:=IF([.E11]=&quot;&quot;;[.C11];CONCATENATE([.C11];&quot; / &quot;;[.E11]))" office:value-type="string" office:string-value=":m :? #*# / topic=~ / content=((ax+b)^n)の、n回微分。どんなグラフ？；n回微分==&gt;どんな意味？ / status=~ / other=~,id=~ / N-35-35-28.573608 E-139-34-49.324951">
            <text:p>:m :? #*# / topic=~ / content=((ax+b)^n)の、n回微分。どんなグラフ？；n回微分==&gt;どんな意味？ / status=~ / other=~,id=~ / N-35-35-28.573608 E-139-34-49.324951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2-02_13-53-29_000.jpg</text:p>
          </table:table-cell>
          <table:table-cell table:style-name="ce19" office:value-type="string">
            <text:p>:m RES 1*1 / free# JVEMV6 68#_id=XDRH / 68. theoretical-physics(tp) / w=~,topics=(x^t*e^(-x))の微分,other=~,s=~,i=~,doc=~</text:p>
          </table:table-cell>
          <table:table-cell table:style-name="ce20"/>
          <table:table-cell table:style-name="ce5" table:formula="of:=[.F12]" office:value-type="string" office:string-value="N-35-35-28.532409 E-139-34-49.379882">
            <text:p>N-35-35-28.532409 E-139-34-49.379882</text:p>
          </table:table-cell>
          <table:table-cell table:style-name="ce5" office:value-type="string">
            <text:p>N-35-35-28.532409 E-139-34-49.379882</text:p>
          </table:table-cell>
          <table:table-cell table:style-name="ce41" table:formula="of:=IF([.E12]=&quot;&quot;;[.C12];CONCATENATE([.C12];&quot; / &quot;;[.E12]))" office:value-type="string" office:string-value=":m RES 1*1 / free# JVEMV6 68#_id=XDRH / 68. theoretical-physics(tp) / w=~,topics=(x^t*e^(-x))の微分,other=~,s=~,i=~,doc=~ / N-35-35-28.532409 E-139-34-49.379882">
            <text:p>:m RES 1*1 / free# JVEMV6 68#_id=XDRH / 68. theoretical-physics(tp) / w=~,topics=(x^t*e^(-x))の微分,other=~,s=~,i=~,doc=~ / N-35-35-28.532409 E-139-34-49.37988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2-02_17-35-07_000.jpg</text:p>
          </table:table-cell>
          <table:table-cell table:style-name="ce28" office:value-type="string">
            <text:p>:m RES 1*1 / free# JVEMV6 68#_172:1 / 68. theoretical-physics(tp) / w=デルタ関数,topics=量子力学：座標表示(eman),other=~,s=~,i=~,doc=r-9-2~2.4</text:p>
          </table:table-cell>
          <table:table-cell table:style-name="ce21"/>
          <table:table-cell table:style-name="ce5" table:formula="of:=[.F13]" office:value-type="string" office:string-value="N-35-35-28.601074 E-139-34-49.270019">
            <text:p>N-35-35-28.601074 E-139-34-49.270019</text:p>
          </table:table-cell>
          <table:table-cell table:style-name="ce5" office:value-type="string">
            <text:p>N-35-35-28.601074 E-139-34-49.270019</text:p>
          </table:table-cell>
          <table:table-cell table:style-name="ce41" table:formula="of:=IF([.E13]=&quot;&quot;;[.C13];CONCATENATE([.C13];&quot; / &quot;;[.E13]))" office:value-type="string" office:string-value=":m RES 1*1 / free# JVEMV6 68#_172:1 / 68. theoretical-physics(tp) / w=デルタ関数,topics=量子力学：座標表示(eman),other=~,s=~,i=~,doc=r-9-2~2.4 / N-35-35-28.601074 E-139-34-49.270019">
            <text:p>:m RES 1*1 / free# JVEMV6 68#_172:1 / 68. theoretical-physics(tp) / w=デルタ関数,topics=量子力学：座標表示(eman),other=~,s=~,i=~,doc=r-9-2~2.4 / N-35-35-28.601074 E-139-34-49.270019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02_18-02-01_000.mp4</text:p>
          </table:table-cell>
          <table:table-cell table:style-name="ce28" office:value-type="string">
            <text:p>:VIDEO / @自室 / 記録 / jap.flute / 演奏、play / R=1 / todays-melody,genr=~,for=~,Re+,other=notes:~,feeling:~;sounds:~,file-id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string" office:string-value=":VIDEO / @自室 / 記録 / jap.flute / 演奏、play / R=1 / todays-melody,genr=~,for=~,Re+,other=notes:~,feeling:~;sounds:~,file-id=~">
            <text:p>:VIDEO / @自室 / 記録 / jap.flute / 演奏、play / R=1 / todays-melody,genr=~,for=~,Re+,other=notes:~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02_18-21-48_000.mp4</text:p>
          </table:table-cell>
          <table:table-cell table:style-name="ce28" office:value-type="string">
            <text:p>:VIDEO / @自室 / 記録 / jap.flute / 演奏、play / R=2 / todays-melody,genr=~,for=~,Re+,other=notes:dai-kan,feeling:~;sounds:~,file-id=~</text:p>
          </table:table-cell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string" office:string-value=":VIDEO / @自室 / 記録 / jap.flute / 演奏、play / R=2 / todays-melody,genr=~,for=~,Re+,other=notes:dai-kan,feeling:~;sounds:~,file-id=~">
            <text:p>:VIDEO / @自室 / 記録 / jap.flute / 演奏、play / R=2 / todays-melody,genr=~,for=~,Re+,other=notes:dai-kan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2-02_18-24-06_000.mp4</text:p>
          </table:table-cell>
          <table:table-cell table:style-name="ce28" office:value-type="string">
            <text:p>:VIDEO / @自室 / 記録 / jap.flute / 演奏、play / R=3 / todays-melody,genr=~,for=~,Re+,other=notes:dai-kan:hole-4+5+7,feeling:~;sounds:~,file-id=~</text:p>
          </table:table-cell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string" office:string-value=":VIDEO / @自室 / 記録 / jap.flute / 演奏、play / R=3 / todays-melody,genr=~,for=~,Re+,other=notes:dai-kan:hole-4+5+7,feeling:~;sounds:~,file-id=~">
            <text:p>:VIDEO / @自室 / 記録 / jap.flute / 演奏、play / R=3 / todays-melody,genr=~,for=~,Re+,other=notes:dai-kan:hole-4+5+7,feeling:~;sounds:~,file-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2-02_18-48-27_000.mp4</text:p>
          </table:table-cell>
          <table:table-cell table:style-name="ce28" office:value-type="string">
            <text:p>:VIDEO / @自室 / 記録 / jap.flute / 演奏、play / R=4 / memo-taking,for=dai-kan:how-to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string" office:string-value=":VIDEO / @自室 / 記録 / jap.flute / 演奏、play / R=4 / memo-taking,for=dai-kan:how-to,other=~">
            <text:p>:VIDEO / @自室 / 記録 / jap.flute / 演奏、play / R=4 / memo-taking,for=dai-kan:how-to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1" table:formula="of:=IF([.E21]=&quot;&quot;;[.C21];CONCATENATE([.C21];&quot; / &quot;;[.E2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5"/>
          <table:table-cell table:style-name="ce5"/>
          <table:table-cell table:style-name="ce5"/>
          <table:table-cell table:style-name="ce41" table:formula="of:=IF([.E22]=&quot;&quot;;[.C22];CONCATENATE([.C22];&quot; / &quot;;[.E2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23]=&quot;&quot;;[.C23];CONCATENATE([.C23];&quot; / &quot;;[.E2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1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1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1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1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1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3">2022/02/03</text:date>, <text:time>01:03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03T01:03:43.29</dc:date>
    <dc:creator>iwabuchi ken</dc:creator>
    <meta:editing-duration>P42DT17H58M9S</meta:editing-duration>
    <meta:editing-cycles>14438</meta:editing-cycles>
    <meta:document-statistic meta:table-count="1" meta:cell-count="460" meta:object-count="0"/>
    <meta:user-defined meta:name="qrichtext">1</meta:user-defined>
  </office:meta>
</office:document-meta>
</file>